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imbus Roman No9 L" officeooo:rsid="0007f76b" officeooo:paragraph-rsid="0007f76b"/>
    </style:style>
    <style:style style:name="P2" style:family="paragraph" style:parent-style-name="Standard">
      <style:paragraph-properties fo:text-align="justify" style:justify-single-word="false"/>
      <style:text-properties style:font-name="Nimbus Roman No9 L" officeooo:rsid="000320c1" officeooo:paragraph-rsid="00147471"/>
    </style:style>
    <style:style style:name="P3" style:family="paragraph" style:parent-style-name="Standard">
      <style:paragraph-properties fo:text-align="justify" style:justify-single-word="false"/>
      <style:text-properties style:font-name="Nimbus Roman No9 L" fo:font-size="12pt" fo:language="en" fo:country="US" officeooo:rsid="0004bb24" officeooo:paragraph-rsid="0008e7b0"/>
    </style:style>
    <style:style style:name="P4" style:family="paragraph" style:parent-style-name="Standard">
      <style:paragraph-properties fo:text-align="justify" style:justify-single-word="false"/>
      <style:text-properties style:font-name="Nimbus Roman No9 L" fo:font-size="12pt" fo:language="en" fo:country="US" officeooo:rsid="0008e7b0" officeooo:paragraph-rsid="0008e7b0"/>
    </style:style>
    <style:style style:name="P5" style:family="paragraph" style:parent-style-name="Standard">
      <style:paragraph-properties fo:text-align="justify" style:justify-single-word="false" style:border-line-width-bottom="0.0047in 0.0047in 0.0047in" fo:padding="0.0291in" fo:border-left="none" fo:border-right="none" fo:border-top="none" fo:border-bottom="1.05pt double #000000" style:join-border="false"/>
      <style:text-properties style:font-name="Nimbus Roman No9 L" fo:font-size="14pt" fo:font-weight="bold" officeooo:rsid="000320c1" officeooo:paragraph-rsid="0007f76b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04bb24" officeooo:paragraph-rsid="000aac43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0320c1" officeooo:paragraph-rsid="000db3b7"/>
    </style:style>
    <style:style style:name="P8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187bc4" officeooo:paragraph-rsid="001d310e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0c0a34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320c1" officeooo:paragraph-rsid="000f21da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Nimbus Roman No9 L" fo:font-size="12pt" fo:language="en" fo:country="US" officeooo:rsid="0008e7b0" officeooo:paragraph-rsid="0008e7b0"/>
    </style:style>
    <style:style style:name="P12" style:family="paragraph" style:parent-style-name="Heading_20_1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in" style:auto-text-indent="false" fo:background-color="transparent" fo:keep-with-next="always"/>
      <style:text-properties officeooo:paragraph-rsid="000aac43"/>
    </style:style>
    <style:style style:name="P13" style:family="paragraph" style:parent-style-name="Heading_20_1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in" style:auto-text-indent="false" fo:background-color="transparent" fo:keep-with-next="always"/>
      <style:text-properties officeooo:paragraph-rsid="0020cebf"/>
    </style:style>
    <style:style style:name="P14" style:family="paragraph" style:parent-style-name="Heading_20_1" style:master-page-name="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in" style:auto-text-indent="false" style:page-number="auto" fo:background-color="transparent" fo:keep-with-next="always"/>
    </style:style>
    <style:style style:name="P15" style:family="paragraph" style:parent-style-name="Heading_20_1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in" style:auto-text-indent="false" fo:background-color="transparent"/>
      <style:text-properties officeooo:paragraph-rsid="0020cebf"/>
    </style:style>
    <style:style style:name="T1" style:family="text">
      <style:text-properties officeooo:rsid="0007f76b"/>
    </style:style>
    <style:style style:name="T2" style:family="text">
      <style:text-properties officeooo:rsid="00083c5f"/>
    </style:style>
    <style:style style:name="T3" style:family="text">
      <style:text-properties fo:color="#000000"/>
    </style:style>
    <style:style style:name="T4" style:family="text">
      <style:text-properties fo:color="#000000" style:font-name="Nimbus Roman No9 L" fo:font-size="12pt" fo:language="en" fo:country="US"/>
    </style:style>
    <style:style style:name="T5" style:family="text">
      <style:text-properties fo:color="#000000" style:font-name="Nimbus Roman No9 L" fo:font-size="12pt" fo:language="en" fo:country="US" officeooo:rsid="000aac43"/>
    </style:style>
    <style:style style:name="T6" style:family="text">
      <style:text-properties fo:color="#000000" style:font-name="Nimbus Roman No9 L" fo:font-size="12pt" fo:language="en" fo:country="US" fo:font-weight="normal" style:font-weight-asian="normal" style:font-weight-complex="normal"/>
    </style:style>
    <style:style style:name="T7" style:family="text">
      <style:text-properties fo:color="#000000" style:font-name="Nimbus Roman No9 L" fo:font-size="12pt" fo:language="en" fo:country="US" fo:font-weight="normal" officeooo:rsid="000aac43" style:font-weight-asian="normal" style:font-weight-complex="normal"/>
    </style:style>
    <style:style style:name="T8" style:family="text">
      <style:text-properties fo:color="#000000" style:font-name="Nimbus Roman No9 L" fo:font-size="12pt" fo:language="en" fo:country="US" fo:font-weight="normal" officeooo:rsid="0004bb24" style:font-weight-asian="normal" style:font-weight-complex="normal"/>
    </style:style>
    <style:style style:name="T9" style:family="text">
      <style:text-properties fo:color="#000000" style:font-name="Nimbus Roman No9 L" fo:font-size="12pt" fo:language="en" fo:country="US" fo:font-weight="normal" officeooo:rsid="000db3b7" style:font-weight-asian="normal" style:font-weight-complex="normal"/>
    </style:style>
    <style:style style:name="T10" style:family="text">
      <style:text-properties fo:color="#000000" style:font-name="Nimbus Roman No9 L" fo:font-size="12pt" fo:language="en" fo:country="US" fo:font-weight="normal" officeooo:rsid="000f21da" style:font-weight-asian="normal" style:font-weight-complex="normal"/>
    </style:style>
    <style:style style:name="T11" style:family="text">
      <style:text-properties fo:color="#000000" style:font-name="Nimbus Roman No9 L" fo:font-size="12pt" fo:language="en" fo:country="US" fo:font-weight="normal" officeooo:rsid="0007f76b" style:font-weight-asian="normal" style:font-weight-complex="normal"/>
    </style:style>
    <style:style style:name="T12" style:family="text">
      <style:text-properties fo:color="#000000" style:font-name="Nimbus Roman No9 L" fo:font-size="12pt" fo:language="en" fo:country="US" fo:font-weight="normal" officeooo:rsid="000f5a15" style:font-weight-asian="normal" style:font-weight-complex="normal"/>
    </style:style>
    <style:style style:name="T13" style:family="text">
      <style:text-properties fo:color="#000000" style:font-name="Nimbus Roman No9 L" fo:font-size="12pt" fo:language="en" fo:country="US" fo:font-weight="normal" officeooo:rsid="0016a007" style:font-weight-asian="normal" style:font-weight-complex="normal"/>
    </style:style>
    <style:style style:name="T14" style:family="text">
      <style:text-properties fo:color="#000000" style:font-name="Nimbus Roman No9 L" fo:font-size="12pt" fo:language="en" fo:country="US" fo:font-weight="normal" officeooo:rsid="0020cebf" style:font-weight-asian="normal" style:font-weight-complex="normal"/>
    </style:style>
    <style:style style:name="T15" style:family="text">
      <style:text-properties fo:color="#000000" style:font-name="Nimbus Roman No9 L" fo:font-size="12pt" fo:language="en" fo:country="US" officeooo:rsid="0004bb24"/>
    </style:style>
    <style:style style:name="T16" style:family="text">
      <style:text-properties fo:color="#000000" style:font-name="Nimbus Roman No9 L" fo:font-size="12pt" fo:language="en" fo:country="US" officeooo:rsid="000db3b7"/>
    </style:style>
    <style:style style:name="T17" style:family="text">
      <style:text-properties fo:color="#000000" style:font-name="Nimbus Roman No9 L" fo:font-size="12pt" fo:language="en" fo:country="US" style:text-underline-style="none" fo:font-weight="normal" officeooo:rsid="000aac43" style:font-weight-asian="normal" style:font-weight-complex="normal"/>
    </style:style>
    <style:style style:name="T18" style:family="text">
      <style:text-properties fo:color="#000000" style:font-name="Nimbus Roman No9 L" fo:font-size="12pt" fo:language="en" fo:country="US" style:text-underline-style="none" officeooo:rsid="000aac43"/>
    </style:style>
    <style:style style:name="T19" style:family="text">
      <style:text-properties fo:color="#000000" style:font-name="Nimbus Roman No9 L" fo:font-size="12pt" fo:language="en" fo:country="US" style:text-underline-style="none" fo:font-weight="bold" officeooo:rsid="000aac43" style:font-weight-asian="bold" style:font-weight-complex="bold"/>
    </style:style>
    <style:style style:name="T20" style:family="text">
      <style:text-properties fo:color="#000000" style:font-name="Nimbus Roman No9 L" fo:font-size="12pt" fo:language="en" fo:country="US" officeooo:rsid="0020cebf"/>
    </style:style>
    <style:style style:name="T21" style:family="text">
      <style:text-properties fo:color="#000000" style:font-name="Nimbus Roman No9 L" fo:font-size="12pt" fo:language="en" fo:country="US" fo:font-weight="bold" officeooo:rsid="000aac43" style:font-weight-asian="bold" style:font-weight-complex="bold"/>
    </style:style>
    <style:style style:name="T22" style:family="text">
      <style:text-properties fo:color="#000000" officeooo:rsid="0007f76b"/>
    </style:style>
    <style:style style:name="T23" style:family="text">
      <style:text-properties fo:color="#000000" fo:font-size="12pt" fo:language="en" fo:country="US"/>
    </style:style>
    <style:style style:name="T24" style:family="text">
      <style:text-properties fo:color="#000000" fo:font-size="12pt" fo:language="en" fo:country="US" style:text-underline-style="none" fo:font-weight="normal" officeooo:rsid="000aac43" style:font-weight-asian="normal" style:font-weight-complex="normal"/>
    </style:style>
    <style:style style:name="T25" style:family="text">
      <style:text-properties fo:color="#000000" fo:font-size="12pt" fo:language="en" fo:country="US" fo:font-weight="normal" officeooo:rsid="000aac43" style:font-weight-asian="normal" style:font-weight-complex="normal"/>
    </style:style>
    <style:style style:name="T26" style:family="text">
      <style:text-properties fo:color="#000000" fo:font-size="12pt" fo:language="en" fo:country="US" officeooo:rsid="000aac43"/>
    </style:style>
    <style:style style:name="T27" style:family="text">
      <style:text-properties fo:color="#000000" fo:font-size="12pt" fo:language="en" fo:country="US" officeooo:rsid="0020cebf"/>
    </style:style>
    <style:style style:name="T28" style:family="text">
      <style:text-properties fo:color="#000000" style:font-name="Tibetan Machine Uni" fo:font-size="12pt" fo:language="en" fo:country="US" style:text-underline-style="none" fo:font-weight="normal" officeooo:rsid="000aac43" style:font-weight-asian="normal" style:font-weight-complex="normal"/>
    </style:style>
    <style:style style:name="T29" style:family="text">
      <style:text-properties fo:color="#000000" style:font-name="Tibetan Machine Uni" fo:font-size="12pt" fo:language="en" fo:country="US" fo:font-weight="normal" officeooo:rsid="000aac43" style:font-weight-asian="normal" style:font-weight-complex="normal"/>
    </style:style>
    <style:style style:name="T30" style:family="text">
      <style:text-properties fo:color="#000000" style:font-name="Nimbus Roman No9 L" fo:font-size="12pt" fo:language="en" fo:country="US" style:text-underline-style="none" fo:font-weight="normal" officeooo:rsid="000aac43" style:font-weight-asian="normal" style:font-weight-complex="normal"/>
    </style:style>
    <style:style style:name="T31" style:family="text">
      <style:text-properties fo:color="#000000" style:font-name="Nimbus Roman No9 L" fo:font-size="12pt" fo:language="en" fo:country="US" fo:font-weight="normal" style:font-weight-asian="normal" style:font-weight-complex="normal"/>
    </style:style>
    <style:style style:name="T32" style:family="text">
      <style:text-properties fo:color="#000000" style:font-name="Nimbus Roman No9 L" fo:font-size="12pt" fo:language="en" fo:country="US" fo:font-weight="normal" officeooo:rsid="000aac43" style:font-weight-asian="normal" style:font-weight-complex="normal"/>
    </style:style>
    <style:style style:name="T33" style:family="text">
      <style:text-properties fo:color="#000000" style:font-name="Nimbus Roman No9 L" fo:font-size="12pt" fo:language="en" fo:country="US" fo:font-weight="normal" officeooo:rsid="0020cebf" style:font-weight-asian="normal" style:font-weight-complex="normal"/>
    </style:style>
    <style:style style:name="T34" style:family="text">
      <style:text-properties fo:font-size="12pt" fo:language="en" fo:country="US" officeooo:rsid="0008e7b0"/>
    </style:style>
    <style:style style:name="T35" style:family="text">
      <style:text-properties fo:font-size="12pt" fo:language="en" fo:country="US" officeooo:rsid="001b1246"/>
    </style:style>
    <style:style style:name="T36" style:family="text">
      <style:text-properties officeooo:rsid="0004bb24"/>
    </style:style>
    <style:style style:name="T37" style:family="text">
      <style:text-properties officeooo:rsid="0012c574"/>
    </style:style>
    <style:style style:name="T38" style:family="text">
      <style:text-properties officeooo:rsid="001d310e"/>
    </style:style>
    <style:style style:name="T39" style:family="text">
      <style:text-properties officeooo:rsid="001f2404"/>
    </style:style>
    <style:style style:name="T40" style:family="text">
      <style:text-properties officeooo:rsid="0020cebf"/>
    </style:style>
    <style:style style:name="T41" style:family="text">
      <style:text-properties style:font-name="Nimbus Roman No9 L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oam <text:span text:style-name="T1">Elastic Modulus:</text:span></text:p>
      <text:p text:style-name="P1">Having microstructure containing bubbles with specific size distribution, elastic response of polyurethane foams can be affected significantly by bubble size distribution. Bubble size distribution could be described by two values: mean value and standard deviation (Assuming bubble size follows the normal distribution). As a result, ''Foam Elastic Modulus'' has been coded <text:s text:c="2"/>in a way that it receives mean value and standard deviation of bubble size distribution in foam microstructure and returns the elastic modulus of polyurethane foam. </text:p>
      <text:p text:style-name="P2">The folder ''Foam <text:span text:style-name="T1">Elastic Modulus</text:span>'' contains ''Foam <text:span text:style-name="T1">Elastic Modulus</text:span>.py''. <text:span text:style-name="T39">By default, the directory which has the </text:span><text:span text:style-name="T34">''Foam Elastic Modulus.</text:span><text:span text:style-name="T35">py</text:span><text:span text:style-name="T34">'' </text:span><text:span text:style-name="T37">is used as a working directory.</text:span></text:p>
      <text:p text:style-name="P4">The following softwares (or modules) have to be installed before running the ''Foam Elastic Modulus.<text:span text:style-name="T40">py</text:span>'':</text:p>
      <text:p text:style-name="P3"/>
      <text:list xml:id="list3022449282782774423" text:style-name="L1">
        <text:list-item>
          <text:p text:style-name="P6">Python 2.7.10.</text:p>
        </text:list-item>
        <text:list-item>
          <text:p text:style-name="P9"><text:span text:style-name="T15">P</text:span><text:span text:style-name="T5">ython modul</text:span><text:span text:style-name="T16">es</text:span><text:span text:style-name="T5">:</text:span></text:p>
        </text:list-item>
      </text:list>
      <text:h text:style-name="P14" text:outline-level="1"><text:a xlink:type="simple" xlink:href="https://docs.python.org/2/library/os.html#module-os" text:style-name="Internet_20_link" text:visited-style-name="Visited_20_Internet_20_Link"><text:span text:style-name="Source_20_Text"><text:span text:style-name="T17">os</text:span></text:span></text:a><text:span text:style-name="T7"> — Miscellaneous operating system interfaces</text:span></text:h>
      <text:h text:style-name="P12" text:outline-level="1"><text:a xlink:type="simple" xlink:href="https://docs.python.org/2/library/os.path.html#module-os.path" text:style-name="Internet_20_link" text:visited-style-name="Visited_20_Internet_20_Link"><text:span text:style-name="Source_20_Text"><text:span text:style-name="T17">os.path</text:span></text:span></text:a><text:span text:style-name="T7"> — Common pathname manipulations</text:span></text:h>
      <text:h text:style-name="P13" text:outline-level="1"><text:a xlink:type="simple" xlink:href="https://docs.python.org/2/library/itertools.html#module-itertools" text:style-name="Internet_20_link" text:visited-style-name="Visited_20_Internet_20_Link"><text:span text:style-name="Source_20_Text"><text:span text:style-name="T17">itertools</text:span></text:span></text:a><text:span text:style-name="T7"> — Functions creating iterators for efficient looping</text:span></text:h>
      <text:h text:style-name="P15" text:outline-level="1"><text:span text:style-name="T41">NumPy <text:s/>fundamental package for scientific computing with Python.</text:span></text:h>
      <text:h text:style-name="P13" text:outline-level="1"><text:a xlink:type="simple" xlink:href="https://docs.python.org/2/library/math.html#module-math" text:style-name="Internet_20_link" text:visited-style-name="Visited_20_Internet_20_Link"><text:span text:style-name="Source_20_Text"><text:span text:style-name="T17">math</text:span></text:span></text:a><text:span text:style-name="T7"> — Mathematical functions</text:span></text:h>
      <text:h text:style-name="P15" text:outline-level="1"><text:span text:style-name="T7">SciPy Stack</text:span></text:h>
      <text:h text:style-name="P12" text:outline-level="1"><text:a xlink:type="simple" xlink:href="https://docs.python.org/2/library/time.html#module-time" text:style-name="Internet_20_link" text:visited-style-name="Visited_20_Internet_20_Link"><text:span text:style-name="Source_20_Text"><text:span text:style-name="T17">time</text:span></text:span></text:a><text:span text:style-name="T7"> — Time access and conversions</text:span></text:h>
      <text:h text:style-name="P12" text:outline-level="1"><text:a xlink:type="simple" xlink:href="https://docs.python.org/2/library/commands.html#module-commands" text:style-name="Internet_20_link" text:visited-style-name="Visited_20_Internet_20_Link"><text:span text:style-name="Source_20_Text"><text:span text:style-name="T17">commands</text:span></text:span></text:a><text:span text:style-name="T7"> — Utilities for running commands</text:span></text:h>
      <text:h text:style-name="P13" text:outline-level="1"><text:a xlink:type="simple" xlink:href="https://docs.python.org/2/library/glob.html#module-glob" text:style-name="Internet_20_link" text:visited-style-name="Visited_20_Internet_20_Link"><text:span text:style-name="Source_20_Text"><text:span text:style-name="T17">glob</text:span></text:span></text:a><text:span text:style-name="T7"> — Unix style pathname pattern expansion</text:span></text:h>
      <text:h text:style-name="P15" text:outline-level="1"><text:span text:style-name="T7">R</text:span><text:span text:style-name="T14">andom (</text:span><text:span text:style-name="T6">Generate pseudo-random numbers</text:span><text:span text:style-name="T14">)</text:span></text:h>
      <text:list xml:id="list132608754938790" text:continue-numbering="true" text:style-name="L1">
        <text:list-item>
          <text:p text:style-name="P10"><text:span text:style-name="T8">IDLE</text:span><text:span text:style-name="T15"> (Integrated DeveLopment Environment or Integrated Development and Learning Environment) <text:s/>for</text:span><text:span text:style-name="T8"> Python </text:span><text:span text:style-name="T9">(using python 2.7.10). </text:span><text:span text:style-name="T10">Since <text:s/>incompatibility between </text:span><text:span text:style-name="T12">some </text:span><text:span text:style-name="T10">python </text:span><text:span text:style-name="T12">IDE's</text:span><text:span text:style-name="T10"> </text:span><text:span text:style-name="T12">(e.g. Pycharm)</text:span><text:span text:style-name="T10"> and ABAQUS </text:span><text:span text:style-name="T12">has been</text:span><text:span text:style-name="T10"> </text:span><text:span text:style-name="T13">seen</text:span><text:span text:style-name="T10">, it is highly recommended to use IDLE to run </text:span><text:span text:style-name="T11">''Foam Elastic Modulus''.</text:span></text:p>
        </text:list-item>
        <text:list-item>
          <text:p text:style-name="P7"><text:span text:style-name="T36">NEPER (e.g. NEPER 2.0.3). NEPER could be downloaded through: ''</text:span><text:a xlink:type="simple" xlink:href="http://neper.sourceforge.net/" text:style-name="Internet_20_link" text:visited-style-name="Visited_20_Internet_20_Link"><text:span text:style-name="T36">http://neper.sourceforge.net/</text:span></text:a><text:span text:style-name="T36"> ''</text:span></text:p>
        </text:list-item>
        <text:list-item>
          <text:p text:style-name="P8">Gmsh 2.10.1 <text:s/><text:span text:style-name="T38">(http://gmsh.info/)</text:span></text:p>
        </text:list-item>
        <text:list-item>
          <text:p text:style-name="P11"><text:span text:style-name="T3">ABAQUS FEA </text:span><text:span text:style-name="T22">software package (e.g. ABAQUS 6.13).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1:34:47.587410053</meta:creation-date>
    <dc:date>2016-01-17T13:26:06.525165437</dc:date>
    <meta:editing-duration>PT1H18M55S</meta:editing-duration>
    <meta:editing-cycles>19</meta:editing-cycles>
    <meta:generator>LibreOffice/5.0.2.2$Linux_X86_64 LibreOffice_project/00m0$Build-2</meta:generator>
    <meta:document-statistic meta:table-count="0" meta:image-count="0" meta:object-count="0" meta:page-count="1" meta:paragraph-count="20" meta:word-count="250" meta:character-count="1763" meta:non-whitespace-character-count="1533"/>
  </office:meta>
</office:document-meta>
</file>